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2.0014in" fo:margin-left="0.1875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75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0014in" fo:margin-left="0.1875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751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827a" officeooo:paragraph-rsid="0009827a"/>
    </style:style>
    <style:style style:name="P2" style:family="paragraph" style:parent-style-name="Standard">
      <style:text-properties fo:font-weight="bold" officeooo:rsid="0009827a" officeooo:paragraph-rsid="0009827a" style:font-weight-asian="bold" style:font-weight-complex="bold"/>
    </style:style>
    <style:style style:name="P3" style:family="paragraph" style:parent-style-name="Standard">
      <style:text-properties fo:font-weight="bold" officeooo:rsid="001a1296" officeooo:paragraph-rsid="001a1296" style:font-weight-asian="bold" style:font-weight-complex="bold"/>
    </style:style>
    <style:style style:name="P4" style:family="paragraph" style:parent-style-name="Standard">
      <style:text-properties fo:font-size="14pt" fo:font-weight="normal" officeooo:rsid="0009827a" officeooo:paragraph-rsid="0009827a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officeooo:rsid="001b9687" officeooo:paragraph-rsid="001b9687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09827a" officeooo:paragraph-rsid="0009827a" style:font-weight-asian="normal" style:font-weight-complex="normal"/>
    </style:style>
    <style:style style:name="P7" style:family="paragraph" style:parent-style-name="Standard">
      <style:text-properties fo:font-style="normal" fo:font-weight="normal" officeooo:rsid="001abb3c" officeooo:paragraph-rsid="001a129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officeooo:rsid="001b9687" officeooo:paragraph-rsid="001b9687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1e8400" officeooo:paragraph-rsid="001e8400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ize="16pt" fo:font-weight="bold" officeooo:rsid="0009827a" officeooo:paragraph-rsid="0009827a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paragraph-rsid="00200036"/>
    </style:style>
    <style:style style:name="P12" style:family="paragraph" style:parent-style-name="Standard">
      <style:text-properties officeooo:rsid="00200036" officeooo:paragraph-rsid="00200036"/>
    </style:style>
    <style:style style:name="P13" style:family="paragraph" style:parent-style-name="Standard">
      <style:text-properties officeooo:rsid="00237568" officeooo:paragraph-rsid="00237568"/>
    </style:style>
    <style:style style:name="P14" style:family="paragraph" style:parent-style-name="Standard">
      <style:text-properties officeooo:rsid="0029865e" officeooo:paragraph-rsid="0029865e"/>
    </style:style>
    <style:style style:name="P15" style:family="paragraph" style:parent-style-name="Standard">
      <style:text-properties officeooo:paragraph-rsid="002e8ac4"/>
    </style:style>
    <style:style style:name="P16" style:family="paragraph" style:parent-style-name="Standard">
      <style:text-properties officeooo:rsid="00304432" officeooo:paragraph-rsid="00304432"/>
    </style:style>
    <style:style style:name="P17" style:family="paragraph" style:parent-style-name="Standard">
      <style:text-properties officeooo:rsid="00322a2d" officeooo:paragraph-rsid="00322a2d"/>
    </style:style>
    <style:style style:name="P18" style:family="paragraph" style:parent-style-name="Standard">
      <style:text-properties officeooo:rsid="00387442" officeooo:paragraph-rsid="00387442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2e8ac4"/>
    </style:style>
    <style:style style:name="P21" style:family="paragraph" style:parent-style-name="Table_20_Contents">
      <style:paragraph-properties fo:text-align="center" style:justify-single-word="false"/>
      <style:text-properties officeooo:rsid="002b98aa" officeooo:paragraph-rsid="002b98aa"/>
    </style:style>
    <style:style style:name="P22" style:family="paragraph" style:parent-style-name="Table_20_Contents">
      <style:paragraph-properties fo:text-align="center" style:justify-single-word="false"/>
      <style:text-properties officeooo:rsid="002b98aa" officeooo:paragraph-rsid="002e8ac4"/>
    </style:style>
    <style:style style:name="P23" style:family="paragraph" style:parent-style-name="Table_20_Contents">
      <style:paragraph-properties fo:text-align="center" style:justify-single-word="false"/>
      <style:text-properties officeooo:rsid="002c2c29" officeooo:paragraph-rsid="002c2c29"/>
    </style:style>
    <style:style style:name="P24" style:family="paragraph" style:parent-style-name="Table_20_Contents">
      <style:paragraph-properties fo:text-align="center" style:justify-single-word="false"/>
      <style:text-properties officeooo:rsid="002c2c29" officeooo:paragraph-rsid="002e8ac4"/>
    </style:style>
    <style:style style:name="P25" style:family="paragraph" style:parent-style-name="Table_20_Contents">
      <style:paragraph-properties fo:text-align="center" style:justify-single-word="false"/>
      <style:text-properties officeooo:rsid="00322a2d" officeooo:paragraph-rsid="00322a2d"/>
    </style:style>
    <style:style style:name="P26" style:family="paragraph" style:parent-style-name="Table_20_Contents">
      <style:paragraph-properties fo:text-align="center" style:justify-single-word="false"/>
      <style:text-properties officeooo:rsid="00327c88" officeooo:paragraph-rsid="00327c88"/>
    </style:style>
    <style:style style:name="P27" style:family="paragraph" style:parent-style-name="Table_20_Contents">
      <style:paragraph-properties fo:text-align="center" style:justify-single-word="false"/>
      <style:text-properties officeooo:rsid="0035c49e" officeooo:paragraph-rsid="0035c49e"/>
    </style:style>
    <style:style style:name="P28" style:family="paragraph" style:parent-style-name="Standard" style:list-style-name="L1">
      <style:text-properties fo:font-weight="normal" officeooo:rsid="000abcf0" officeooo:paragraph-rsid="000abcf0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0b8da5" officeooo:paragraph-rsid="000b8da5" style:font-weight-asian="normal" style:font-weight-complex="normal"/>
    </style:style>
    <style:style style:name="P30" style:family="paragraph" style:parent-style-name="Standard" style:list-style-name="L1">
      <style:text-properties fo:font-weight="bold" officeooo:rsid="000d1610" officeooo:paragraph-rsid="000f0bcd" style:font-weight-asian="bold" style:font-weight-complex="bold"/>
    </style:style>
    <style:style style:name="P31" style:family="paragraph" style:parent-style-name="Standard" style:list-style-name="L1">
      <style:text-properties fo:font-weight="bold" officeooo:rsid="000f0bcd" officeooo:paragraph-rsid="000f0bcd" style:font-weight-asian="bold" style:font-weight-complex="bold"/>
    </style:style>
    <style:style style:name="P32" style:family="paragraph" style:parent-style-name="Standard" style:list-style-name="L1">
      <style:text-properties fo:font-weight="bold" officeooo:rsid="000f12fa" officeooo:paragraph-rsid="000f12fa" style:font-weight-asian="bold" style:font-weight-complex="bold"/>
    </style:style>
    <style:style style:name="P33" style:family="paragraph" style:parent-style-name="Standard" style:list-style-name="L1">
      <style:text-properties fo:font-weight="bold" officeooo:rsid="001611e2" officeooo:paragraph-rsid="001611e2" style:font-weight-asian="bold" style:font-weight-complex="bold"/>
    </style:style>
    <style:style style:name="P34" style:family="paragraph" style:parent-style-name="Standard" style:list-style-name="L1">
      <style:text-properties fo:font-weight="bold" officeooo:rsid="0018e5ea" officeooo:paragraph-rsid="0018e5ea" style:font-weight-asian="bold" style:font-weight-complex="bold"/>
    </style:style>
    <style:style style:name="P35" style:family="paragraph" style:parent-style-name="Standard" style:list-style-name="L1">
      <style:text-properties fo:font-weight="bold" officeooo:rsid="001a1296" officeooo:paragraph-rsid="001a1296" style:font-weight-asian="bold" style:font-weight-complex="bold"/>
    </style:style>
    <style:style style:name="P36" style:family="paragraph" style:parent-style-name="Standard" style:list-style-name="L1">
      <style:text-properties fo:font-style="normal" fo:font-weight="normal" officeooo:rsid="00149718" officeooo:paragraph-rsid="00149718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fo:font-style="normal" fo:font-weight="normal" officeooo:rsid="001a1296" officeooo:paragraph-rsid="001a1296" style:font-style-asian="normal" style:font-weight-asian="normal" style:font-style-complex="normal" style:font-weight-complex="normal"/>
    </style:style>
    <style:style style:name="P38" style:family="paragraph" style:parent-style-name="Standard" style:list-style-name="L2">
      <style:text-properties fo:font-style="normal" fo:font-weight="normal" officeooo:rsid="00200036" officeooo:paragraph-rsid="00200036" style:font-style-asian="normal" style:font-weight-asian="normal" style:font-style-complex="normal" style:font-weight-complex="normal"/>
    </style:style>
    <style:style style:name="P39" style:family="paragraph" style:parent-style-name="Standard" style:list-style-name="L3">
      <style:text-properties fo:font-style="normal" fo:font-weight="normal" officeooo:rsid="002349f0" officeooo:paragraph-rsid="002349f0" style:font-style-asian="normal" style:font-weight-asian="normal" style:font-style-complex="normal" style:font-weight-complex="normal"/>
    </style:style>
    <style:style style:name="P40" style:family="paragraph" style:parent-style-name="Standard" style:list-style-name="L3">
      <style:text-properties fo:font-style="normal" fo:font-weight="normal" officeooo:rsid="00237568" officeooo:paragraph-rsid="0023756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237568" officeooo:paragraph-rsid="00237568" style:font-style-asian="normal" style:font-weight-asian="normal" style:font-style-complex="normal" style:font-weight-complex="normal"/>
    </style:style>
    <style:style style:name="P42" style:family="paragraph" style:parent-style-name="Standard" style:list-style-name="L3">
      <style:text-properties fo:font-style="normal" fo:font-weight="normal" officeooo:rsid="00266354" officeooo:paragraph-rsid="00266354" style:font-style-asian="normal" style:font-weight-asian="normal" style:font-style-complex="normal" style:font-weight-complex="normal"/>
    </style:style>
    <style:style style:name="P43" style:family="paragraph" style:parent-style-name="Standard" style:list-style-name="L4">
      <style:text-properties fo:font-style="normal" fo:font-weight="normal" officeooo:rsid="0026c38d" officeooo:paragraph-rsid="0026c38d" style:font-style-asian="normal" style:font-weight-asian="normal" style:font-style-complex="normal" style:font-weight-complex="normal"/>
    </style:style>
    <style:style style:name="P44" style:family="paragraph" style:parent-style-name="Standard" style:list-style-name="L4">
      <style:text-properties fo:font-style="normal" fo:font-weight="normal" officeooo:rsid="0026c38d" officeooo:paragraph-rsid="004cd0d8" style:font-style-asian="normal" style:font-weight-asian="normal" style:font-style-complex="normal" style:font-weight-complex="normal"/>
    </style:style>
    <style:style style:name="P45" style:family="paragraph" style:parent-style-name="Standard" style:list-style-name="L4">
      <style:text-properties fo:font-style="normal" fo:font-weight="normal" officeooo:rsid="0026c38d" officeooo:paragraph-rsid="004f5ac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26c38d" officeooo:paragraph-rsid="0026c38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26c38d" officeooo:paragraph-rsid="004cd0d8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27d3bf" officeooo:paragraph-rsid="0027d3bf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tyle="normal" fo:font-weight="normal" officeooo:rsid="0027d3bf" officeooo:paragraph-rsid="0035c49e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tyle="normal" fo:font-weight="normal" officeooo:rsid="0027d3bf" officeooo:paragraph-rsid="002e8ac4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29865e" officeooo:paragraph-rsid="0029865e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2e8ac4" officeooo:paragraph-rsid="002e8ac4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tyle="normal" fo:font-weight="normal" officeooo:rsid="0035c49e" officeooo:paragraph-rsid="0035c49e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4cd0d8" officeooo:paragraph-rsid="004cd0d8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4cd0d8" officeooo:paragraph-rsid="004f5ac2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0701a" officeooo:paragraph-rsid="0050701a" style:font-style-asian="normal" style:font-weight-asian="normal" style:font-style-complex="normal" style:font-weight-complex="normal"/>
    </style:style>
    <style:style style:name="P57" style:family="paragraph" style:parent-style-name="Standard" style:list-style-name="L4">
      <style:text-properties fo:font-style="normal" fo:font-weight="normal" officeooo:rsid="0050701a" officeooo:paragraph-rsid="0050701a" style:font-style-asian="normal" style:font-weight-asian="normal" style:font-style-complex="normal" style:font-weight-complex="normal"/>
    </style:style>
    <style:style style:name="P58" style:family="paragraph" style:parent-style-name="Standard" style:list-style-name="L4">
      <style:text-properties fo:font-style="normal" fo:font-weight="normal" officeooo:rsid="0050701a" officeooo:paragraph-rsid="005242a5" style:font-style-asian="normal" style:font-weight-asian="normal" style:font-style-complex="normal" style:font-weight-complex="normal"/>
    </style:style>
    <style:style style:name="P59" style:family="paragraph" style:parent-style-name="Standard" style:list-style-name="L3">
      <style:text-properties officeooo:paragraph-rsid="002349f0"/>
    </style:style>
    <style:style style:name="P60" style:family="paragraph" style:parent-style-name="Standard" style:list-style-name="L3">
      <style:text-properties officeooo:paragraph-rsid="00237568"/>
    </style:style>
    <style:style style:name="P61" style:family="paragraph" style:parent-style-name="Standard" style:list-style-name="L3">
      <style:text-properties officeooo:rsid="002349f0" officeooo:paragraph-rsid="002349f0"/>
    </style:style>
    <style:style style:name="P62" style:family="paragraph" style:parent-style-name="Standard" style:list-style-name="L4">
      <style:text-properties officeooo:rsid="0026c38d" officeooo:paragraph-rsid="0026c38d"/>
    </style:style>
    <style:style style:name="P63" style:family="paragraph" style:parent-style-name="Standard">
      <style:text-properties officeooo:rsid="0031ff04" officeooo:paragraph-rsid="00304432"/>
    </style:style>
    <style:style style:name="P64" style:family="paragraph" style:parent-style-name="Standard">
      <style:text-properties officeooo:rsid="0031ff04" officeooo:paragraph-rsid="0041df0e"/>
    </style:style>
    <style:style style:name="P65" style:family="paragraph" style:parent-style-name="Standard">
      <style:text-properties officeooo:rsid="00387442" officeooo:paragraph-rsid="0042577e"/>
    </style:style>
    <style:style style:name="P66" style:family="paragraph" style:parent-style-name="Standard">
      <style:text-properties officeooo:paragraph-rsid="00387442"/>
    </style:style>
    <style:style style:name="P67" style:family="paragraph" style:parent-style-name="Standard" style:list-style-name="L3">
      <style:text-properties officeooo:rsid="00407fe0" officeooo:paragraph-rsid="00407fe0"/>
    </style:style>
    <style:style style:name="P68" style:family="paragraph" style:parent-style-name="Standard">
      <style:text-properties officeooo:rsid="00322a2d" officeooo:paragraph-rsid="00322a2d"/>
    </style:style>
    <style:style style:name="P69" style:family="paragraph" style:parent-style-name="Standard">
      <style:text-properties officeooo:paragraph-rsid="00407fe0"/>
    </style:style>
    <style:style style:name="P70" style:family="paragraph" style:parent-style-name="Standard">
      <style:text-properties officeooo:paragraph-rsid="0042577e"/>
    </style:style>
    <style:style style:name="P71" style:family="paragraph" style:parent-style-name="Standard">
      <style:text-properties officeooo:rsid="0042577e" officeooo:paragraph-rsid="0042577e"/>
    </style:style>
    <style:style style:name="P72" style:family="paragraph" style:parent-style-name="Standard">
      <style:text-properties officeooo:rsid="0042577e" officeooo:paragraph-rsid="0043203a"/>
    </style:style>
    <style:style style:name="P73" style:family="paragraph" style:parent-style-name="Standard">
      <style:text-properties officeooo:rsid="0042577e" officeooo:paragraph-rsid="00463443"/>
    </style:style>
    <style:style style:name="P74" style:family="paragraph" style:parent-style-name="Standard">
      <style:text-properties officeooo:paragraph-rsid="00463443"/>
    </style:style>
    <style:style style:name="P75" style:family="paragraph" style:parent-style-name="Standard">
      <style:text-properties officeooo:paragraph-rsid="004848c9"/>
    </style:style>
    <style:style style:name="P76" style:family="paragraph" style:parent-style-name="Standard">
      <style:text-properties officeooo:rsid="004848c9" officeooo:paragraph-rsid="004848c9"/>
    </style:style>
    <style:style style:name="P77" style:family="paragraph" style:parent-style-name="Standard">
      <style:text-properties officeooo:rsid="004848c9" officeooo:paragraph-rsid="004a9464"/>
    </style:style>
    <style:style style:name="P78" style:family="paragraph" style:parent-style-name="Standard">
      <style:text-properties officeooo:rsid="004848c9" officeooo:paragraph-rsid="004ae894"/>
    </style:style>
    <style:style style:name="P79" style:family="paragraph" style:parent-style-name="Standard">
      <style:text-properties officeooo:rsid="004ae894" officeooo:paragraph-rsid="004ae894"/>
    </style:style>
    <style:style style:name="P80" style:family="paragraph" style:parent-style-name="Standard">
      <style:text-properties officeooo:rsid="004cd0d8" officeooo:paragraph-rsid="004cd0d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bcf0" style:font-weight-asian="normal" style:font-weight-complex="normal"/>
    </style:style>
    <style:style style:name="T3" style:family="text">
      <style:text-properties fo:font-weight="normal" officeooo:rsid="000f0bcd" style:font-weight-asian="normal" style:font-weight-complex="normal"/>
    </style:style>
    <style:style style:name="T4" style:family="text">
      <style:text-properties fo:font-weight="normal" officeooo:rsid="00105d70" style:font-weight-asian="normal" style:font-weight-complex="normal"/>
    </style:style>
    <style:style style:name="T5" style:family="text">
      <style:text-properties fo:font-weight="normal" officeooo:rsid="00114497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abb3c" style:font-style-asian="normal" style:font-style-complex="normal"/>
    </style:style>
    <style:style style:name="T9" style:family="text">
      <style:text-properties fo:font-style="normal" officeooo:rsid="001e8400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2e38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7fc0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8e5e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a1296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f0bc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abb3c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0003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e840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349f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37568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53e5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6c38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7d3b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7ee0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81ad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e8ac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848c9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a3ca2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a946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ae89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ef0d5" style:font-style-asian="normal" style:font-weight-asian="normal" style:font-style-complex="normal" style:font-weight-complex="normal"/>
    </style:style>
    <style:style style:name="T32" style:family="text">
      <style:text-properties officeooo:rsid="001e8400"/>
    </style:style>
    <style:style style:name="T33" style:family="text">
      <style:text-properties officeooo:rsid="0031ff04"/>
    </style:style>
    <style:style style:name="T34" style:family="text">
      <style:text-properties officeooo:rsid="00322a2d"/>
    </style:style>
    <style:style style:name="T35" style:family="text">
      <style:text-properties officeooo:rsid="0035c49e"/>
    </style:style>
    <style:style style:name="T36" style:family="text">
      <style:text-properties officeooo:rsid="00387442"/>
    </style:style>
    <style:style style:name="T37" style:family="text">
      <style:text-properties officeooo:rsid="003a710a"/>
    </style:style>
    <style:style style:name="T38" style:family="text">
      <style:text-properties officeooo:rsid="003bbd7f"/>
    </style:style>
    <style:style style:name="T39" style:family="text">
      <style:text-properties officeooo:rsid="003c8d37"/>
    </style:style>
    <style:style style:name="T40" style:family="text">
      <style:text-properties officeooo:rsid="003cf71a"/>
    </style:style>
    <style:style style:name="T41" style:family="text">
      <style:text-properties officeooo:rsid="003eac5c"/>
    </style:style>
    <style:style style:name="T42" style:family="text">
      <style:text-properties officeooo:rsid="003ef0d5"/>
    </style:style>
    <style:style style:name="T43" style:family="text">
      <style:text-properties officeooo:rsid="00407fe0"/>
    </style:style>
    <style:style style:name="T44" style:family="text">
      <style:text-properties officeooo:rsid="0043203a"/>
    </style:style>
    <style:style style:name="T45" style:family="text">
      <style:text-properties officeooo:rsid="004442d5"/>
    </style:style>
    <style:style style:name="T46" style:family="text">
      <style:text-properties officeooo:rsid="00463443"/>
    </style:style>
    <style:style style:name="T47" style:family="text">
      <style:text-properties officeooo:rsid="0046ac65"/>
    </style:style>
    <style:style style:name="T48" style:family="text">
      <style:text-properties officeooo:rsid="004848c9"/>
    </style:style>
    <style:style style:name="T49" style:family="text">
      <style:text-properties officeooo:rsid="004f5ac2"/>
    </style:style>
    <style:style style:name="T50" style:family="text">
      <style:text-properties officeooo:rsid="002349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e Thiago Barbato</text:p>
      <text:p text:style-name="P1"/>
      <text:p text:style-name="P10">Relatório da aplicação de manipulação de LR</text:p>
      <text:p text:style-name="P4"/>
      <text:p text:style-name="P5"><text:span text:style-name="T32">1. </text:span>Utilização</text:p>
      <text:p text:style-name="P6"><text:tab/>A aplicação foi desenvolvida utilizando JavaScript para a parte lógica e HTML/CSS para a interface gráfica. Para executar a aplicação, basta abrir o arquivo “index.html” no navegador.</text:p>
      <text:p text:style-name="P2"><text:span text:style-name="T1"><text:tab/>A utilização é bem simples. Todas as funcionalidades do programa são acessíveis através da barra lateral à esquerda, enquanto que na seção principal os autômatos gerados são exibidos em forma de tabela de transição. </text:span><text:span text:style-name="T2">A barra lateral é composta de:</text:span></text:p>
      <text:list xml:id="list7685195440082517667" text:style-name="L1">
        <text:list-item>
          <text:p text:style-name="P28">Botões “open” e “save”: para leitura e gravação em disco, respectivamente, da workspace, isto é, do conjunto de expressões regulares e autômatos que estão sendo exibidos.</text:p>
        </text:list-item>
        <text:list-item>
          <text:p text:style-name="P29">Campo de texto e botão “Add”:para adicionar expressões regulares ao workspace. A tecla “enter” também pode ser utilizada ao invés do botão “Add”. Se a expressão digitada for válida, ela será adicionada à lista de expressões e seu autômato finito determinístico correspondente será exibido na seção principal. Caso ela seja inválida, um erro será exibido.</text:p>
        </text:list-item>
        <text:list-item>
          <text:p text:style-name="P30"><text:span text:style-name="T1">Lista de expressões regulares: uma lista com todas as ER presentes no workspace, </text:span><text:span text:style-name="T4">juntamente com uma checkbox para cada uma</text:span><text:span text:style-name="T1">. </text:span><text:span text:style-name="T4">A checkbox é utilizada para seleção de expressões, possibilitando deleção (para qualquer quantidade positiva de expressões), minimização (para uma expressão de cada vez), interse</text:span><text:span text:style-name="T5">c</text:span><text:span text:style-name="T4">ção (para duas expressões) e teste de equivalência (para duas expressões). Além disso, a</text:span><text:span text:style-name="T3"> forma como cada </text:span><text:span text:style-name="T5">ER</text:span><text:span text:style-name="T3"> é mostrada depende de como foi adicionada:</text:span></text:p>
          <text:list>
            <text:list-item>
              <text:p text:style-name="P30"><text:span text:style-name="T1">Para </text:span><text:span text:style-name="T3">ER's</text:span><text:span text:style-name="T1"> </text:span><text:span text:style-name="T3">digitadas pelo usuário, a ER é mostrada do jeito que foi digitada.</text:span></text:p>
            </text:list-item>
            <text:list-item>
              <text:p text:style-name="P31"><text:span text:style-name="T1">Para ER's geradas a partir de uma minimização, é mostrado “[MIN] </text:span><text:span text:style-name="T6">expr</text:span><text:span text:style-name="T10">”, onde </text:span><text:span text:style-name="T6">expr</text:span><text:span text:style-name="T10"> é a ER cujo autômato foi minimizado.</text:span></text:p>
            </text:list-item>
            <text:list-item>
              <text:p text:style-name="P31"><text:span text:style-name="T10">Para ER's geradas a partir de uma intersecção, é mostrado “[∩] </text:span><text:span text:style-name="T6">expr1</text:span><text:span text:style-name="T10">, </text:span><text:span text:style-name="T6">expr2</text:span><text:span text:style-name="T10">” onde </text:span><text:span text:style-name="T6">expr1</text:span><text:span text:style-name="T10"> e </text:span><text:span text:style-name="T6">expr2</text:span><text:span text:style-name="T10"> são as ER's cuja intersecção foi calculada.</text:span></text:p>
            </text:list-item>
            <text:list-item>
              <text:p text:style-name="P32"><text:span text:style-name="T10">Para ER's geradas a partir de um complemento (a partir de um </text:span><text:span text:style-name="T11">teste</text:span><text:span text:style-name="T10"> de equivalência), é mostrado “[NOT] </text:span><text:span text:style-name="T6">expr</text:span><text:span text:style-name="T10">”, onde </text:span><text:span text:style-name="T6">expr</text:span><text:span text:style-name="T10"> é a ER cujo autômato foi complementado.</text:span></text:p>
            </text:list-item>
          </text:list>
        </text:list-item>
        <text:list-item>
          <text:p text:style-name="P36">Botão de deleção: só é visível se pelo menos uma expressão estiver selecionada. Remove todas as ER's selecionadas do workspace, assim como seus respectivos autômatos.</text:p>
        </text:list-item>
        <text:list-item>
          <text:p text:style-name="P33"><text:span text:style-name="T10">Botão de minimização: só é visível se exatamente uma expressão estiver selecionada. </text:span><text:span text:style-name="T12">Se a </text:span><text:span text:style-name="T13">ER</text:span><text:span text:style-name="T12"> selecionada possuir o prefixo [MIN], é exibido um erro dizendo que </text:span><text:span text:style-name="T13">ela</text:span><text:span text:style-name="T12"> já está minimizada. Caso contrário, a forma minimizada da </text:span><text:span text:style-name="T13">ER</text:span><text:span text:style-name="T12"> selecionada é adicionada ao workspace. </text:span><text:span text:style-name="T13">O algoritmo de minimização utilizado será explicado mais adiante.</text:span></text:p>
        </text:list-item>
        <text:list-item>
          <text:p text:style-name="P34"><text:span text:style-name="T12">B</text:span><text:span text:style-name="T10">otão de intersecção: só é visível se exatamente duas expressões estiverem selecionadas. A intersecção das ER's selecionadas é adicionada ao workspace. O algoritmo de intersecção utilizado será explicado mais adiante.</text:span></text:p>
        </text:list-item>
        <text:list-item>
          <text:p text:style-name="P34"><text:span text:style-name="T10">Botão de teste de equivalência: só é visível se exatamente duas expressões estiverem selecionadas. </text:span><text:span text:style-name="T14">Quatro autômatos são adicionados ao workspace (M1 representa o autômato da primeira ER e M2 o autômato da segunda):</text:span></text:p>
          <text:list>
            <text:list-item>
              <text:p text:style-name="P37">Complemento de M1, isto é, ¬M1</text:p>
            </text:list-item>
            <text:list-item>
              <text:p text:style-name="P37">Complemento de M2, isto é, ¬M2</text:p>
            </text:list-item>
            <text:list-item>
              <text:p text:style-name="P35"><text:span text:style-name="T10">Resultado da operação M1</text:span><text:span text:style-name="T15">∩</text:span><text:span text:style-name="T10">¬M2</text:span></text:p>
            </text:list-item>
            <text:list-item>
              <text:p text:style-name="P35"><text:span text:style-name="T10">Resultado da operação M2</text:span><text:span text:style-name="T15">∩</text:span><text:span text:style-name="T10">¬M1</text:span></text:p>
            </text:list-item>
          </text:list>
        </text:list-item>
      </text:list>
      <text:p text:style-name="P3"><text:span text:style-name="T10"><text:tab/></text:span><text:span text:style-name="T16">Além disso, o resultado do teste (se são equivalentes ou não) é exibido embaixo do botão de teste de equivalência.</text:span></text:p>
      <text:p text:style-name="P7"><text:soft-page-break/></text:p>
      <text:p text:style-name="P5"><text:span text:style-name="T9">2. </text:span><text:span text:style-name="T8">A</text:span><text:span text:style-name="T7">lgoritmos utilizados</text:span></text:p>
      <text:p text:style-name="P8"/>
      <text:p text:style-name="P9">2.1. Minimização</text:p>
      <text:p text:style-name="P11"><text:span text:style-name="T18"><text:tab/>Para a minimização de autômatos, </text:span><text:span text:style-name="T17">inicialmente os estados inúteis são removidos utilizando o algoritmo padrão mostrado em aula, isto é:</text:span></text:p>
      <text:list xml:id="list6435172848336293618" text:style-name="L2">
        <text:list-item>
          <text:p text:style-name="P38">Remover os estados mortos</text:p>
          <text:list>
            <text:list-item>
              <text:p text:style-name="P38">Para todo estado q do autômato:</text:p>
              <text:list>
                <text:list-item>
                  <text:p text:style-name="P38">Se nenhum estado aceitador é alcançável a partir de q:</text:p>
                  <text:list>
                    <text:list-item>
                      <text:p text:style-name="P38">Remova q do autômato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Remover os estados inacessíveis</text:p>
          <text:list>
            <text:list-item>
              <text:p text:style-name="P38">Construa A = {q | q é um estado alcançável a partir de q0}</text:p>
            </text:list-item>
            <text:list-item>
              <text:p text:style-name="P38">Para todo estado q do autômato:</text:p>
              <text:list>
                <text:list-item>
                  <text:p text:style-name="P38">Se q não pertence a A:</text:p>
                  <text:list>
                    <text:list-item>
                      <text:p text:style-name="P38">Remova q do autômato.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25">A seguir, os estados equivalentes são removidos. </text:span><text:span text:style-name="T10">Para </text:span><text:span text:style-name="T25">fazer isso</text:span><text:span text:style-name="T10">, inicialmente são calculadas as partições de equivalência utilizando o algoritmo de Hopcroft. </text:span><text:span text:style-name="T19">Esse algoritmo </text:span><text:span text:style-name="T21">é apresentado a seguir</text:span><text:span text:style-name="T19">:</text:span></text:p>
      <text:list xml:id="list8601550758289439672" text:style-name="L3">
        <text:list-item>
          <text:p text:style-name="P59"><text:span text:style-name="T19">Entrada: um autômato M(K, </text:span><text:span text:style-name="T10">Σ</text:span><text:span text:style-name="T19">, δ, q0, F)</text:span></text:p>
        </text:list-item>
        <text:list-item>
          <text:p text:style-name="P61"><text:span text:style-name="T19">S</text:span><text:span text:style-name="T10">aída: conjunto P contendo as partições de equivalência de M</text:span></text:p>
        </text:list-item>
        <text:list-item>
          <text:p text:style-name="P39">Método:</text:p>
          <text:list>
            <text:list-item>
              <text:p text:style-name="P39">Seja P = {F, K – F}</text:p>
            </text:list-item>
            <text:list-item>
              <text:p text:style-name="P39">Seja W = {F}</text:p>
            </text:list-item>
            <text:list-item>
              <text:p text:style-name="P39">Enquanto W não está vazio:</text:p>
              <text:list>
                <text:list-item>
                  <text:p text:style-name="P60"><text:span text:style-name="T19">Seja A </text:span><text:span text:style-name="T10">∈</text:span><text:span text:style-name="T19"> W</text:span></text:p>
                </text:list-item>
                <text:list-item>
                  <text:p text:style-name="P67"><text:span text:style-name="T19">R</text:span><text:span text:style-name="T10">emova A de W</text:span></text:p>
                </text:list-item>
                <text:list-item>
                  <text:p text:style-name="P60"><text:span text:style-name="T19">Para cada c </text:span><text:span text:style-name="T10">∈</text:span><text:span text:style-name="T19"> Σ:</text:span></text:p>
                  <text:list>
                    <text:list-item>
                      <text:p text:style-name="P60"><text:span text:style-name="T19">Seja X = {q | q </text:span><text:span text:style-name="T10">∈</text:span><text:span text:style-name="T19"> K e δ(q, c) ∈ </text:span><text:span text:style-name="T20">A</text:span><text:span text:style-name="T19">}</text:span></text:p>
                    </text:list-item>
                    <text:list-item>
                      <text:p text:style-name="P60"><text:span text:style-name="T19">P</text:span><text:span text:style-name="T20">ara cada Y </text:span><text:span text:style-name="T10">∈</text:span><text:span text:style-name="T20"> P:</text:span></text:p>
                      <text:list>
                        <text:list-item>
                          <text:p text:style-name="P40">Sejam I = X∩Y e D = Y–X</text:p>
                        </text:list-item>
                        <text:list-item>
                          <text:p text:style-name="P40">Se |I| &gt; 0 e |D| &gt; 0:</text:p>
                          <text:list>
                            <text:list-item>
                              <text:p text:style-name="P42">Substitua Y em P por I e D</text:p>
                            </text:list-item>
                            <text:list-item>
                              <text:p text:style-name="P40">Se Y ∈ W:</text:p>
                              <text:list>
                                <text:list-item>
                                  <text:p text:style-name="P40">Substitua Y em W por I e D</text:p>
                                </text:list-item>
                              </text:list>
                            </text:list-item>
                            <text:list-item>
                              <text:p text:style-name="P40">Senão:</text:p>
                              <text:list>
                                <text:list-item>
                                  <text:p text:style-name="P40">Se |I| &lt;= |D|:</text:p>
                                  <text:list>
                                    <text:list-item>
                                      <text:p text:style-name="P40">Adicione I a W</text:p>
                                    </text:list-item>
                                  </text:list>
                                </text:list-item>
                                <text:list-item>
                                  <text:p text:style-name="P40">Senão:</text:p>
                                  <text:list>
                                    <text:list-item>
                                      <text:p text:style-name="P40">Adicione D a W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13"><text:span text:style-name="T10"><text:tab/></text:span><text:span text:style-name="T22">Assim, o seguinte algoritmo é utilizado para remover partições equivalentes:</text:span></text:p>
      <text:list xml:id="list8558530520665380975" text:style-name="L4">
        <text:list-item>
          <text:p text:style-name="P62"><text:span text:style-name="T10">Entrada: um autômato M</text:span><text:span text:style-name="T19">(K, </text:span><text:span text:style-name="T10">Σ</text:span><text:span text:style-name="T19">, δ, q0, F)</text:span></text:p>
        </text:list-item>
        <text:list-item>
          <text:p text:style-name="P62"><text:span text:style-name="T19">S</text:span><text:span text:style-name="T10">aída: um autômato M'</text:span><text:span text:style-name="T19">(K</text:span><text:span text:style-name="T10">'</text:span><text:span text:style-name="T19">, </text:span><text:span text:style-name="T10">Σ</text:span><text:span text:style-name="T19">, δ</text:span><text:span text:style-name="T10">'</text:span><text:span text:style-name="T19">, q0, F</text:span><text:span text:style-name="T10">'</text:span><text:span text:style-name="T19">) </text:span><text:span text:style-name="T24">| T(M') = T(M) e M' não possui estados equivalentes</text:span></text:p>
        </text:list-item>
        <text:list-item>
          <text:p text:style-name="P62"><text:span text:style-name="T19">M</text:span><text:span text:style-name="T10">étodo:</text:span></text:p>
          <text:list>
            <text:list-item>
              <text:p text:style-name="P62"><text:span text:style-name="T10">Explicite o estado de erro </text:span><text:span text:style-name="T23">de M</text:span><text:span text:style-name="T10">.</text:span></text:p>
            </text:list-item>
            <text:list-item>
              <text:p text:style-name="P43">Seja P o conjunto de partições de equivalência de M, obtidas aplicando o algoritmo acima.</text:p>
            </text:list-item>
            <text:list-item>
              <text:p text:style-name="P43">Para cada p ∈ P:</text:p>
              <text:list>
                <text:list-item>
                  <text:p text:style-name="P43"><text:soft-page-break/>Enquanto |p| &gt; 1:</text:p>
                  <text:list>
                    <text:list-item>
                      <text:p text:style-name="P43">Seja q ∈ p tal que q não seja q0</text:p>
                    </text:list-item>
                    <text:list-item>
                      <text:p text:style-name="P43">Remova q do autômato, <text:span text:style-name="T49">substituindo as transições que vão para ele por transições que vão para outro estado em p</text:span>.</text:p>
                    </text:list-item>
                  </text:list>
                </text:list-item>
              </text:list>
            </text:list-item>
            <text:list-item>
              <text:p text:style-name="P57">Remova o estado de erro de M, indefinindo todas as transições que levam a ele.</text:p>
            </text:list-item>
          </text:list>
        </text:list-item>
      </text:list>
      <text:p text:style-name="P46"/>
      <text:p text:style-name="P48">A etapa “Explicite o estado de erro de M” significa substituir transições indefinidas por transições para um estado de erro φ.</text:p>
      <text:p text:style-name="P48"/>
      <text:p text:style-name="P14"><text:span text:style-name="T10">Como exemplo, considere o seguinte autômato </text:span><text:span text:style-name="T26">M</text:span><text:span text:style-name="T10">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a</text:p>
          </table:table-cell>
          <table:table-cell table:style-name="Table1.C1" office:value-type="string">
            <text:p text:style-name="P21">b</text:p>
          </table:table-cell>
        </table:table-row>
        <table:table-row>
          <table:table-cell table:style-name="Table1.A2" office:value-type="string">
            <text:p text:style-name="P21">→<text:span text:style-name="T35">q0</text:span></text:p>
          </table:table-cell>
          <table:table-cell table:style-name="Table1.A2" office:value-type="string">
            <text:p text:style-name="P27">q1</text:p>
          </table:table-cell>
          <table:table-cell table:style-name="Table1.C2" office:value-type="string">
            <text:p text:style-name="P27">q2</text:p>
          </table:table-cell>
        </table:table-row>
        <table:table-row>
          <table:table-cell table:style-name="Table1.A2" office:value-type="string">
            <text:p text:style-name="P23">*<text:span text:style-name="T35">q1</text:span></text:p>
          </table:table-cell>
          <table:table-cell table:style-name="Table1.A2" office:value-type="string">
            <text:p text:style-name="P27">q2</text:p>
          </table:table-cell>
          <table:table-cell table:style-name="Table1.C2" office:value-type="string">
            <text:p text:style-name="P27">q3</text:p>
          </table:table-cell>
        </table:table-row>
        <table:table-row>
          <table:table-cell table:style-name="Table1.A2" office:value-type="string">
            <text:p text:style-name="P19">*<text:span text:style-name="T35">q2</text:span></text:p>
          </table:table-cell>
          <table:table-cell table:style-name="Table1.A2" office:value-type="string">
            <text:p text:style-name="P27">q1</text:p>
          </table:table-cell>
          <table:table-cell table:style-name="Table1.C2" office:value-type="string">
            <text:p text:style-name="P27">q3</text:p>
          </table:table-cell>
        </table:table-row>
        <table:table-row>
          <table:table-cell table:style-name="Table1.A2" office:value-type="string">
            <text:p text:style-name="P27">q3</text:p>
          </table:table-cell>
          <table:table-cell table:style-name="Table1.A2" office:value-type="string">
            <text:p text:style-name="P27">q0</text:p>
          </table:table-cell>
          <table:table-cell table:style-name="Table1.C2" office:value-type="string">
            <text:p text:style-name="P26">-</text:p>
          </table:table-cell>
        </table:table-row>
      </table:table>
      <text:p text:style-name="P51"/>
      <text:p text:style-name="P52">Inicialmente, o estado de erro de M deve ser explicitado: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2">a</text:p>
          </table:table-cell>
          <table:table-cell table:style-name="Table2.C1" office:value-type="string">
            <text:p text:style-name="P22">b</text:p>
          </table:table-cell>
        </table:table-row>
        <table:table-row>
          <table:table-cell table:style-name="Table2.A2" office:value-type="string">
            <text:p text:style-name="P22">→<text:span text:style-name="T34">q0</text:span></text:p>
          </table:table-cell>
          <table:table-cell table:style-name="Table2.A2" office:value-type="string">
            <text:p text:style-name="P25">q1</text:p>
          </table:table-cell>
          <table:table-cell table:style-name="Table2.C2" office:value-type="string">
            <text:p text:style-name="P25">q2</text:p>
          </table:table-cell>
        </table:table-row>
        <table:table-row>
          <table:table-cell table:style-name="Table2.A2" office:value-type="string">
            <text:p text:style-name="P24">*<text:span text:style-name="T34">q1</text:span></text:p>
          </table:table-cell>
          <table:table-cell table:style-name="Table2.A2" office:value-type="string">
            <text:p text:style-name="P25">q2</text:p>
          </table:table-cell>
          <table:table-cell table:style-name="Table2.C2" office:value-type="string">
            <text:p text:style-name="P53">q3</text:p>
          </table:table-cell>
        </table:table-row>
        <table:table-row>
          <table:table-cell table:style-name="Table2.A2" office:value-type="string">
            <text:p text:style-name="P20">*<text:span text:style-name="T34">q2</text:span></text:p>
          </table:table-cell>
          <table:table-cell table:style-name="Table2.A2" office:value-type="string">
            <text:p text:style-name="P25">q1</text:p>
          </table:table-cell>
          <table:table-cell table:style-name="Table2.C2" office:value-type="string">
            <text:p text:style-name="P53">q3</text:p>
          </table:table-cell>
        </table:table-row>
        <table:table-row>
          <table:table-cell table:style-name="Table2.A2" office:value-type="string">
            <text:p text:style-name="P27">q3</text:p>
          </table:table-cell>
          <table:table-cell table:style-name="Table2.A2" office:value-type="string">
            <text:p text:style-name="P27">q0</text:p>
          </table:table-cell>
          <table:table-cell table:style-name="Table2.C2" office:value-type="string">
            <text:p text:style-name="P49">φ</text:p>
          </table:table-cell>
        </table:table-row>
        <table:table-row>
          <table:table-cell table:style-name="Table2.A2" office:value-type="string">
            <text:p text:style-name="P50">φ</text:p>
          </table:table-cell>
          <table:table-cell table:style-name="Table2.A2" office:value-type="string">
            <text:p text:style-name="P50">φ</text:p>
          </table:table-cell>
          <table:table-cell table:style-name="Table2.C2" office:value-type="string">
            <text:p text:style-name="P50">φ</text:p>
          </table:table-cell>
        </table:table-row>
      </table:table>
      <text:p text:style-name="P15"/>
      <text:p text:style-name="P16">A seguir, o conjunto P de partições de equivalência de M deve ser calculado. <text:span text:style-name="T33">Inicialmente, temos:</text:span></text:p>
      <text:p text:style-name="P64">P = {{q1, q2}, {q0, q3, <text:span text:style-name="T23">φ</text:span>}}</text:p>
      <text:p text:style-name="P63">W = {{q1, q2}}</text:p>
      <text:p text:style-name="P17">W não está vazio, então continuamos:</text:p>
      <text:p text:style-name="P17"><text:tab/>A = {<text:span text:style-name="T36">q1, q2</text:span>}</text:p>
      <text:p text:style-name="P17"><text:tab/><text:span text:style-name="T43">W = {}</text:span></text:p>
      <text:p text:style-name="P18"><text:tab/>c = a:</text:p>
      <text:p text:style-name="P18"><text:tab/><text:tab/><text:span text:style-name="T37">X = {q0, q1, q2}</text:span></text:p>
      <text:p text:style-name="P18"><text:tab/><text:tab/><text:span text:style-name="T38">Y = {q1, q2}:</text:span></text:p>
      <text:p text:style-name="P18"><text:tab/><text:tab/><text:tab/><text:span text:style-name="T39">I = {q1, q2}</text:span></text:p>
      <text:p text:style-name="P18"><text:tab/><text:tab/><text:tab/><text:span text:style-name="T39">D = {}</text:span></text:p>
      <text:p text:style-name="P18"><text:tab/><text:tab/><text:tab/><text:span text:style-name="T40">Como |D| = 0, pulamos a iteração.</text:span></text:p>
      <text:p text:style-name="P65"><text:tab/><text:tab/><text:span text:style-name="T41">Y = {q0, q3, </text:span><text:span text:style-name="T23">φ</text:span><text:span text:style-name="T41">}</text:span></text:p>
      <text:p text:style-name="P18"><text:tab/><text:tab/><text:tab/><text:span text:style-name="T41">I = {q0}</text:span></text:p>
      <text:p text:style-name="P65"><text:tab/><text:tab/><text:tab/><text:span text:style-name="T41">D = {q3, </text:span><text:span text:style-name="T23">φ</text:span><text:span text:style-name="T41">}</text:span></text:p>
      <text:p text:style-name="P18"><text:tab/><text:tab/><text:tab/><text:span text:style-name="T42">Como |I| &gt; 0 e |D| &gt; 0, continuamos:</text:span></text:p>
      <text:p text:style-name="P65"><text:tab/><text:tab/><text:tab/><text:tab/><text:span text:style-name="T42">P = {{q1, q2}, {q0}, {q3, </text:span><text:span text:style-name="T23">φ</text:span><text:span text:style-name="T42">}}</text:span></text:p>
      <text:p text:style-name="P66"><text:span text:style-name="T36"><text:tab/><text:tab/><text:tab/><text:tab/>Como Y </text:span>∉ <text:span text:style-name="T43">W e |I| &lt;= |D|:</text:span></text:p>
      <text:p text:style-name="P69"><text:tab/><text:tab/><text:tab/><text:tab/><text:tab/><text:span text:style-name="T43">W = {{q0}}</text:span></text:p>
      <text:p text:style-name="P69"><text:tab/><text:span text:style-name="T43">c = b:</text:span></text:p>
      <text:p text:style-name="P69"><text:soft-page-break/><text:tab/><text:tab/><text:span text:style-name="T43">X = {q0}</text:span></text:p>
      <text:p text:style-name="P69"><text:tab/><text:tab/><text:span text:style-name="T43">Y = {q1, q2}:</text:span></text:p>
      <text:p text:style-name="P69"><text:tab/><text:tab/><text:tab/><text:span text:style-name="T43">I = {}</text:span></text:p>
      <text:p text:style-name="P69"><text:tab/><text:tab/><text:tab/><text:span text:style-name="T43">D = {q1, q2}</text:span></text:p>
      <text:p text:style-name="P69"><text:tab/><text:tab/><text:tab/><text:span text:style-name="T43">Como |I| = 0, pulamos a iteração.</text:span></text:p>
      <text:p text:style-name="P69"><text:tab/><text:tab/><text:span text:style-name="T43">Y = {q0}:</text:span></text:p>
      <text:p text:style-name="P69"><text:tab/><text:tab/><text:tab/><text:span text:style-name="T43">I = {q0}</text:span></text:p>
      <text:p text:style-name="P69"><text:tab/><text:tab/><text:tab/><text:span text:style-name="T43">D = {}</text:span></text:p>
      <text:p text:style-name="P69"><text:tab/><text:tab/><text:tab/><text:span text:style-name="T43">Como |D| = 0, pulamos a iteração.</text:span></text:p>
      <text:p text:style-name="P70"><text:tab/><text:tab/><text:span text:style-name="T43">Y = {q3, </text:span><text:span text:style-name="T23">φ</text:span><text:span text:style-name="T43">}:</text:span></text:p>
      <text:p text:style-name="P69"><text:tab/><text:tab/><text:tab/><text:span text:style-name="T43">I = {}</text:span></text:p>
      <text:p text:style-name="P70"><text:tab/><text:tab/><text:tab/><text:span text:style-name="T43">D = {q3, </text:span><text:span text:style-name="T23">φ</text:span><text:span text:style-name="T43">}</text:span></text:p>
      <text:p text:style-name="P69"><text:tab/><text:tab/><text:tab/><text:span text:style-name="T43">Como |I| = 0, pulamos a iteração.</text:span></text:p>
      <text:p text:style-name="P71">W ainda não está vazio (pois W = {{q0}}), então continuamos:</text:p>
      <text:p text:style-name="P71"><text:tab/>A = {q0}</text:p>
      <text:p text:style-name="P71"><text:tab/>W = {}</text:p>
      <text:p text:style-name="P71"><text:tab/>c = a:</text:p>
      <text:p text:style-name="P71"><text:tab/><text:tab/>X = {q3}</text:p>
      <text:p text:style-name="P71"><text:tab/><text:tab/>Y = {q1, q2}:</text:p>
      <text:p text:style-name="P71"><text:tab/><text:tab/><text:tab/>I = {}</text:p>
      <text:p text:style-name="P71"><text:tab/><text:tab/><text:tab/>D = {q1, q2}</text:p>
      <text:p text:style-name="P71"><text:tab/><text:tab/><text:tab/>Como |I| = 0, pulamos a iteração.</text:p>
      <text:p text:style-name="P71"><text:tab/><text:tab/>Y = {q0}:</text:p>
      <text:p text:style-name="P71"><text:tab/><text:tab/><text:tab/>I = {}</text:p>
      <text:p text:style-name="P71"><text:tab/><text:tab/><text:tab/>D = {q0}</text:p>
      <text:p text:style-name="P71"><text:tab/><text:tab/><text:tab/>Como |I| = 0, pulamos a iteração.</text:p>
      <text:p text:style-name="P72"><text:tab/><text:tab/><text:span text:style-name="T44">Y = {q3, </text:span><text:span text:style-name="T23">φ</text:span><text:span text:style-name="T44">}:</text:span></text:p>
      <text:p text:style-name="P72"><text:tab/><text:tab/><text:tab/><text:span text:style-name="T44">I = {q3}</text:span></text:p>
      <text:p text:style-name="P72"><text:tab/><text:tab/><text:tab/><text:span text:style-name="T44">D = {</text:span><text:span text:style-name="T23">φ</text:span><text:span text:style-name="T44">}</text:span></text:p>
      <text:p text:style-name="P72"><text:tab/><text:tab/><text:tab/><text:span text:style-name="T45">Como |I| &gt; 0 e |D| &gt; 0, continuamos:</text:span></text:p>
      <text:p text:style-name="P73"><text:tab/><text:tab/><text:tab/><text:tab/><text:span text:style-name="T42">P = {{q1, q2}, {q0}, {q3}, {</text:span><text:span text:style-name="T23">φ</text:span><text:span text:style-name="T42">}}</text:span></text:p>
      <text:p text:style-name="P74"><text:span text:style-name="T36"><text:tab/><text:tab/><text:tab/><text:tab/>Como Y </text:span>∉ <text:span text:style-name="T43">W e |I| &lt;= |D|:</text:span></text:p>
      <text:p text:style-name="P74"><text:tab/><text:tab/><text:tab/><text:tab/><text:tab/><text:span text:style-name="T43">W = {{q3}}</text:span></text:p>
      <text:p text:style-name="P74"><text:tab/><text:span text:style-name="T46">c = b:</text:span></text:p>
      <text:p text:style-name="P74"><text:tab/><text:tab/><text:span text:style-name="T47">X = {}</text:span></text:p>
      <text:p text:style-name="P75"><text:tab/><text:tab/><text:span text:style-name="T48">Todas as iterações de Y serão puladas pois </text:span><text:span text:style-name="T20">X∩Y </text:span><text:span text:style-name="T27">será sempre o conjunto vazio.</text:span></text:p>
      <text:p text:style-name="P75"><text:span text:style-name="T27"/></text:p>
      <text:p text:style-name="P76"><text:span text:style-name="T10">W ainda não está vazio (pois W = {{q3}}), então continuamos:</text:span></text:p>
      <text:p text:style-name="P76"><text:span text:style-name="T10"><text:tab/></text:span><text:span text:style-name="T28">A = {q3}</text:span></text:p>
      <text:p text:style-name="P76"><text:span text:style-name="T28"><text:tab/>W = {}</text:span></text:p>
      <text:p text:style-name="P76"><text:span text:style-name="T28"><text:tab/>c = a:</text:span></text:p>
      <text:p text:style-name="P76"><text:span text:style-name="T28"><text:tab/><text:tab/>X = {}</text:span></text:p>
      <text:p text:style-name="P77"><text:span text:style-name="T28"><text:tab/><text:tab/></text:span><text:span text:style-name="T10">Todas as iterações de Y serão puladas pois </text:span><text:span text:style-name="T20">X∩Y </text:span><text:span text:style-name="T10">será sempre o conjunto vazio.</text:span></text:p>
      <text:p text:style-name="P77"><text:span text:style-name="T10"><text:tab/></text:span><text:span text:style-name="T29">c = b:</text:span></text:p>
      <text:p text:style-name="P77"><text:span text:style-name="T29"><text:tab/><text:tab/></text:span><text:span text:style-name="T30">X = {q1, q2}</text:span></text:p>
      <text:p text:style-name="P77"><text:span text:style-name="T30"><text:tab/><text:tab/>Y = {q1, q2}:</text:span></text:p>
      <text:p text:style-name="P77"><text:span text:style-name="T30"><text:tab/><text:tab/><text:tab/>I = {q1, q2}</text:span></text:p>
      <text:p text:style-name="P77"><text:span text:style-name="T30"><text:tab/><text:tab/><text:tab/>D = {}</text:span></text:p>
      <text:p text:style-name="P77"><text:span text:style-name="T30"><text:tab/><text:tab/><text:tab/>Como |D| = 0, pulamos a iteração.</text:span></text:p>
      <text:p text:style-name="P77"><text:soft-page-break/><text:span text:style-name="T30"><text:tab/><text:tab/>Y = {q0}:</text:span></text:p>
      <text:p text:style-name="P77"><text:span text:style-name="T30"><text:tab/><text:tab/><text:tab/>I = {}</text:span></text:p>
      <text:p text:style-name="P77"><text:span text:style-name="T30"><text:tab/><text:tab/><text:tab/>D = {q0}</text:span></text:p>
      <text:p text:style-name="P77"><text:span text:style-name="T30"><text:tab/><text:tab/><text:tab/>Como |I| = 0, pulamos a iteração.</text:span></text:p>
      <text:p text:style-name="P77"><text:span text:style-name="T30"><text:tab/><text:tab/>Y = {q3}:</text:span></text:p>
      <text:p text:style-name="P77"><text:span text:style-name="T30"><text:tab/><text:tab/><text:tab/>I = {}</text:span></text:p>
      <text:p text:style-name="P77"><text:span text:style-name="T30"><text:tab/><text:tab/><text:tab/>D = {q3}</text:span></text:p>
      <text:p text:style-name="P77"><text:span text:style-name="T30"><text:tab/><text:tab/><text:tab/>Como |D| = 0, pulamos a iteração.</text:span></text:p>
      <text:p text:style-name="P78"><text:span text:style-name="T30"><text:tab/><text:tab/>Y = {</text:span><text:span text:style-name="T23">φ</text:span><text:span text:style-name="T30">}:</text:span></text:p>
      <text:p text:style-name="P78"><text:span text:style-name="T30"><text:tab/><text:tab/><text:tab/>I = {}</text:span></text:p>
      <text:p text:style-name="P78"><text:span text:style-name="T30"><text:tab/><text:tab/><text:tab/>D = {</text:span><text:span text:style-name="T23">φ</text:span><text:span text:style-name="T30">}</text:span></text:p>
      <text:p text:style-name="P78"><text:span text:style-name="T30"><text:tab/><text:tab/><text:tab/>Como |I| = 0, pulamos a iteração.</text:span></text:p>
      <text:p text:style-name="P78"><text:span text:style-name="T30"/></text:p>
      <text:p text:style-name="P79"><text:span text:style-name="T10">W está vazio, então terminamos. O conjunto de partições de equivalência de M é:</text:span></text:p>
      <text:p text:style-name="P79"><text:span text:style-name="T10"><text:tab/></text:span><text:span text:style-name="T31">P = {{q1, q2}, {q0}, {q3}, {</text:span><text:span text:style-name="T23">φ</text:span><text:span text:style-name="T31">}}</text:span></text:p>
      <text:p text:style-name="P79"><text:span text:style-name="T31"/></text:p>
      <text:p text:style-name="P80">Agora, continuando o algoritmo principal, relembrado aqui:</text:p>
      <text:list xml:id="list172309853492557" text:continue-numbering="true" text:style-name="L4">
        <text:list-item>
          <text:p text:style-name="P44">Para cada p ∈ P:</text:p>
          <text:list>
            <text:list-item>
              <text:p text:style-name="P44">Enquanto |p| &gt; 1:</text:p>
              <text:list>
                <text:list-item>
                  <text:p text:style-name="P44">Seja q ∈ p tal que q não seja q0</text:p>
                  <text:list>
                    <text:list-item>
                      <text:p text:style-name="P45">Remova q do autômato, <text:span text:style-name="T49">substituindo as transições que vão para ele por transições que vão para outro estado em p</text:span>.</text:p>
                    </text:list-item>
                  </text:list>
                </text:list-item>
              </text:list>
            </text:list-item>
            <text:list-item>
              <text:p text:style-name="P58">Remova o estado de erro de M, indefinindo todas as transições que levam a ele.</text:p>
            </text:list-item>
          </text:list>
        </text:list-item>
      </text:list>
      <text:p text:style-name="P47"/>
      <text:p text:style-name="P54">Temos:</text:p>
      <text:p text:style-name="P54"><text:tab/>p = {q1, q2}:</text:p>
      <text:p text:style-name="P54"><text:tab/><text:tab/>Como |p| &gt; 1, continuamos:</text:p>
      <text:p text:style-name="P54"><text:tab/><text:tab/><text:tab/>q = {q1}</text:p>
      <text:p text:style-name="P54"><text:tab/><text:tab/><text:tab/>O estado q1 é removido do autômato, <text:span text:style-name="T49">substituindo as seguintes transições:</text:span></text:p>
      <text:p text:style-name="P55"><text:tab/><text:tab/><text:tab/><text:tab/> <text:span text:style-name="T50">δ(q0, a) = q1</text:span></text:p>
      <text:p text:style-name="P55"><text:tab/><text:tab/><text:tab/><text:tab/> <text:span text:style-name="T50">δ(q2, a) = q1</text:span></text:p>
      <text:p text:style-name="P55"><text:tab/><text:tab/><text:tab/><text:span text:style-name="T49">Pelas seguintes transições:</text:span></text:p>
      <text:p text:style-name="P55"><text:tab/><text:tab/><text:tab/><text:tab/> <text:span text:style-name="T50">δ(q0, a) = q2</text:span></text:p>
      <text:p text:style-name="P55"><text:tab/><text:tab/><text:tab/><text:tab/> <text:span text:style-name="T50">δ(q2, a) = q2</text:span></text:p>
      <text:p text:style-name="P55"><text:tab/><text:tab/><text:span text:style-name="T49">Como |p| = 1, encerramos o loop.</text:span></text:p>
      <text:p text:style-name="P55"><text:tab/><text:span text:style-name="T49">p = {q0}:</text:span></text:p>
      <text:p text:style-name="P55"><text:tab/><text:tab/><text:span text:style-name="T49">Como |p| = 1, não entramos no loop.</text:span></text:p>
      <text:p text:style-name="P55"><text:tab/><text:span text:style-name="T49">p = {q3}:</text:span></text:p>
      <text:p text:style-name="P55"><text:tab/><text:tab/><text:span text:style-name="T49">Como |p| = 1, não entramos no loop.</text:span></text:p>
      <text:p text:style-name="P55"><text:tab/><text:span text:style-name="T49">p = {φ}:</text:span></text:p>
      <text:p text:style-name="P55"><text:tab/><text:tab/><text:span text:style-name="T49">Como |p| = 1, não entramos no loop.</text:span></text:p>
      <text:p text:style-name="P55"/>
      <text:p text:style-name="P55"/>
      <text:p text:style-name="P56">E, assim, temos como resultado o seguinte autômato: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31:36.980056718</meta:creation-date>
    <dc:date>2016-06-22T17:23:07.637584931</dc:date>
    <meta:editing-duration>PT3H16M18S</meta:editing-duration>
    <meta:editing-cycles>64</meta:editing-cycles>
    <meta:generator>LibreOffice/5.0.6.2$Linux_X86_64 LibreOffice_project/00$Build-2</meta:generator>
    <meta:document-statistic meta:table-count="2" meta:image-count="0" meta:object-count="0" meta:page-count="5" meta:paragraph-count="206" meta:word-count="1525" meta:character-count="7670" meta:non-whitespace-character-count="6176"/>
  </office:meta>
</office:document-meta>
</file>